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201in"/>
    </style:style>
    <style:style style:name="co2" style:family="table-column">
      <style:table-column-properties fo:break-before="auto" style:column-width="8.0535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TITLE</text:p>
          </table:table-cell>
          <table:table-cell office:value-type="string">
            <text:p>YOUTUBE LABEL</text:p>
          </table:table-cell>
          <table:table-cell office:value-type="string">
            <text:p>VIDEO_ID</text:p>
          </table:table-cell>
        </table:table-row>
        <table:table-row table:style-name="ro1">
          <table:table-cell office:value-type="string">
            <text:p>1 Million Subscriber Video</text:p>
          </table:table-cell>
          <table:table-cell office:value-type="string">
            <text:p>1 Million Subscriber Video by The Bible Project 3 months ago 37 seconds 36,475 views</text:p>
          </table:table-cell>
          <table:table-cell office:value-type="string">
            <text:p>pxGY3Av5_Mc</text:p>
          </table:table-cell>
        </table:table-row>
        <table:table-row table:style-name="ro1">
          <table:table-cell office:value-type="string">
            <text:p>Acts Ch. 1-7</text:p>
          </table:table-cell>
          <table:table-cell office:value-type="string">
            <text:p>Acts Ch. 1-7 by The Bible Project 6 months ago 6 minutes, 22 seconds 290,475 views</text:p>
          </table:table-cell>
          <table:table-cell office:value-type="string">
            <text:p>JQhkWmFJKnA</text:p>
          </table:table-cell>
        </table:table-row>
        <table:table-row table:style-name="ro1">
          <table:table-cell office:value-type="string">
            <text:p>Acts Ch. 13-20</text:p>
          </table:table-cell>
          <table:table-cell office:value-type="string">
            <text:p>Acts Ch. 13-20 by The Bible Project 1 month ago 4 minutes, 43 seconds 122,179 views</text:p>
          </table:table-cell>
          <table:table-cell office:value-type="string">
            <text:p>fglsbcGSr3A</text:p>
          </table:table-cell>
        </table:table-row>
        <table:table-row table:style-name="ro1">
          <table:table-cell office:value-type="string">
            <text:p>Acts Ch. 8-12</text:p>
          </table:table-cell>
          <table:table-cell office:value-type="string">
            <text:p>Acts Ch. 8-12 by The Bible Project 6 months ago 6 minutes 216,223 views</text:p>
          </table:table-cell>
          <table:table-cell office:value-type="string">
            <text:p>oiVAbkINtRU</text:p>
          </table:table-cell>
        </table:table-row>
        <table:table-row table:style-name="ro1">
          <table:table-cell office:value-type="string">
            <text:p>BTS 1: Want a poster?</text:p>
          </table:table-cell>
          <table:table-cell office:value-type="string">
            <text:p>BTS 1: Want a poster? by The Bible Project 3 years ago 4 minutes, 26 seconds 25,035 views</text:p>
          </table:table-cell>
          <table:table-cell office:value-type="string">
            <text:p>PnxE89vYOrY</text:p>
          </table:table-cell>
        </table:table-row>
        <table:table-row table:style-name="ro1">
          <table:table-cell office:value-type="string">
            <text:p>BTS 11: Translation Time</text:p>
          </table:table-cell>
          <table:table-cell office:value-type="string">
            <text:p>BTS 11: Translation Time by The Bible Project 2 years ago 6 minutes, 16 seconds 27,282 views</text:p>
          </table:table-cell>
          <table:table-cell office:value-type="string">
            <text:p>Lb2HcZjAScg</text:p>
          </table:table-cell>
        </table:table-row>
        <table:table-row table:style-name="ro1">
          <table:table-cell office:value-type="string">
            <text:p>BTS 12: 5 Years Of Content</text:p>
          </table:table-cell>
          <table:table-cell office:value-type="string">
            <text:p>BTS 12: 5 Years Of Content by The Bible Project 2 years ago 11 minutes 31,592 views</text:p>
          </table:table-cell>
          <table:table-cell office:value-type="string">
            <text:p>ZeWxvXq5Z2Q</text:p>
          </table:table-cell>
        </table:table-row>
        <table:table-row table:style-name="ro1">
          <table:table-cell office:value-type="string">
            <text:p>BTS 13: Behind what is up next year!</text:p>
          </table:table-cell>
          <table:table-cell office:value-type="string">
            <text:p>BTS 13: Behind what is up next year! by The Bible Project 2 years ago 4 minutes, 45 seconds 74,408 views</text:p>
          </table:table-cell>
          <table:table-cell office:value-type="string">
            <text:p>Eu_-xzJO5Vk</text:p>
          </table:table-cell>
        </table:table-row>
        <table:table-row table:style-name="ro1">
          <table:table-cell office:value-type="string">
            <text:p>BTS 15: The Big Move</text:p>
          </table:table-cell>
          <table:table-cell office:value-type="string">
            <text:p>BTS 15: The Big Move by The Bible Project 2 years ago 6 minutes, 1 second 37,122 views</text:p>
          </table:table-cell>
          <table:table-cell office:value-type="string">
            <text:p>1UcEK_bzyDg</text:p>
          </table:table-cell>
        </table:table-row>
        <table:table-row table:style-name="ro1">
          <table:table-cell office:value-type="string">
            <text:p>BTS 16 : The Quarterly</text:p>
          </table:table-cell>
          <table:table-cell office:value-type="string">
            <text:p>BTS 16 : The Quarterly by The Bible Project 1 year ago 4 minutes, 3 seconds 36,701 views</text:p>
          </table:table-cell>
          <table:table-cell office:value-type="string">
            <text:p>H4yHKbh6ps8</text:p>
          </table:table-cell>
        </table:table-row>
        <table:table-row table:style-name="ro1">
          <table:table-cell office:value-type="string">
            <text:p>BTS 17: Justice</text:p>
          </table:table-cell>
          <table:table-cell office:value-type="string">
            <text:p>BTS 17: Justice by The Bible Project 1 year ago 5 minutes, 53 seconds 50,263 views</text:p>
          </table:table-cell>
          <table:table-cell office:value-type="string">
            <text:p>9U9nxG544Gk</text:p>
          </table:table-cell>
        </table:table-row>
        <table:table-row table:style-name="ro1">
          <table:table-cell office:value-type="string">
            <text:p>BTS 19: Office Move</text:p>
          </table:table-cell>
          <table:table-cell office:value-type="string">
            <text:p>BTS 19: Office Move by The Bible Project 11 months ago 4 minutes, 30 seconds 47,670 views</text:p>
          </table:table-cell>
          <table:table-cell office:value-type="string">
            <text:p>aAs0yu7DyVY</text:p>
          </table:table-cell>
        </table:table-row>
        <table:table-row table:style-name="ro1">
          <table:table-cell office:value-type="string">
            <text:p>BTS 2: What is "The Great Command?"</text:p>
          </table:table-cell>
          <table:table-cell office:value-type="string">
            <text:p>BTS 2: What is "The Great Command?" by The Bible Project 3 years ago 3 minutes, 48 seconds 23,067 views</text:p>
          </table:table-cell>
          <table:table-cell office:value-type="string">
            <text:p>qvKJNhLNFKA</text:p>
          </table:table-cell>
        </table:table-row>
        <table:table-row table:style-name="ro1">
          <table:table-cell office:value-type="string">
            <text:p>BTS 3: Book of Numbers Discussion - What is Manna?</text:p>
          </table:table-cell>
          <table:table-cell office:value-type="string">
            <text:p>BTS 3: Book of Numbers Discussion - What is Manna? by The Bible Project 3 years ago 8 minutes, 57 seconds 58,525 views</text:p>
          </table:table-cell>
          <table:table-cell office:value-type="string">
            <text:p>ZHmXjkxnv-g</text:p>
          </table:table-cell>
        </table:table-row>
        <table:table-row table:style-name="ro1">
          <table:table-cell office:value-type="string">
            <text:p>BTS 4: The Big Picture &amp; How to pronounce 'Torah'</text:p>
          </table:table-cell>
          <table:table-cell office:value-type="string">
            <text:p>BTS 4: The Big Picture &amp; How to pronounce 'Torah' by The Bible Project 3 years ago 4 minutes, 34 seconds 17,295 views</text:p>
          </table:table-cell>
          <table:table-cell office:value-type="string">
            <text:p>tq_QCK2QYl4</text:p>
          </table:table-cell>
        </table:table-row>
        <table:table-row table:style-name="ro1">
          <table:table-cell office:value-type="string">
            <text:p>BTS 5: The Minor Prophets</text:p>
          </table:table-cell>
          <table:table-cell office:value-type="string">
            <text:p>BTS 5: The Minor Prophets by The Bible Project 2 years ago 8 minutes, 58 seconds 29,579 views</text:p>
          </table:table-cell>
          <table:table-cell office:value-type="string">
            <text:p>BGYpIcKBjFo</text:p>
          </table:table-cell>
        </table:table-row>
        <table:table-row table:style-name="ro1">
          <table:table-cell office:value-type="string">
            <text:p>BTS 6: Making of The Gospel according to Matthew</text:p>
          </table:table-cell>
          <table:table-cell office:value-type="string">
            <text:p>BTS 6: Making of The Gospel according to Matthew by The Bible Project 3 years ago 9 minutes, 21 seconds 24,225 views</text:p>
          </table:table-cell>
          <table:table-cell office:value-type="string">
            <text:p>hzfV8_eps_8</text:p>
          </table:table-cell>
        </table:table-row>
        <table:table-row table:style-name="ro1">
          <table:table-cell office:value-type="string">
            <text:p>BTS 7: The Revelation Premiere</text:p>
          </table:table-cell>
          <table:table-cell office:value-type="string">
            <text:p>BTS 7: The Revelation Premiere by The Bible Project 2 years ago 2 hours, 4 minutes 240,620 views</text:p>
          </table:table-cell>
          <table:table-cell office:value-type="string">
            <text:p>1YD__DCKb7o</text:p>
          </table:table-cell>
        </table:table-row>
        <table:table-row table:style-name="ro1">
          <table:table-cell office:value-type="string">
            <text:p>BTS 8: 3 Reasons You Won't Read Through the Bible</text:p>
          </table:table-cell>
          <table:table-cell office:value-type="string">
            <text:p>BTS 8: 3 Reasons You Won't Read Through the Bible by The Bible Project 3 years ago 6 minutes, 2 seconds 140,235 views</text:p>
          </table:table-cell>
          <table:table-cell office:value-type="string">
            <text:p>Ob7nRaTS1Qs</text:p>
          </table:table-cell>
        </table:table-row>
        <table:table-row table:style-name="ro1">
          <table:table-cell office:value-type="string">
            <text:p>BTS 9: 2015 Year in Review</text:p>
          </table:table-cell>
          <table:table-cell office:value-type="string">
            <text:p>BTS 9: 2015 Year in Review by The Bible Project 3 years ago 7 minutes, 38 seconds 16,257 views</text:p>
          </table:table-cell>
          <table:table-cell office:value-type="string">
            <text:p>oJm7lxY_ky8</text:p>
          </table:table-cell>
        </table:table-row>
        <table:table-row table:style-name="ro1">
          <table:table-cell office:value-type="string">
            <text:p>Character in Biblical Narrative</text:p>
          </table:table-cell>
          <table:table-cell office:value-type="string">
            <text:p>Character in Biblical Narrative by The Bible Project 11 months ago 5 minutes, 28 seconds 295,934 views</text:p>
          </table:table-cell>
          <table:table-cell office:value-type="string">
            <text:p>0EQDGax19xk</text:p>
          </table:table-cell>
        </table:table-row>
        <table:table-row table:style-name="ro1">
          <table:table-cell office:value-type="string">
            <text:p>Classroom Call</text:p>
          </table:table-cell>
          <table:table-cell office:value-type="string">
            <text:p>Classroom Call by The Bible Project 4 months ago 90 seconds 78,782 views</text:p>
          </table:table-cell>
          <table:table-cell office:value-type="string">
            <text:p>LGb5wPNIy_4</text:p>
          </table:table-cell>
        </table:table-row>
        <table:table-row table:style-name="ro2">
          <table:table-cell office:value-type="string">
            <text:p>Comments Section: The Shema Series</text:p>
          </table:table-cell>
          <table:table-cell office:value-type="string">
            <text:p>Comments Section: The Shema Series by The Bible Project 8 months ago 3 minutes, 14 seconds 39,622 views</text:p>
          </table:table-cell>
          <table:table-cell office:value-type="string">
            <text:p>cGTgBY6Bm7c</text:p>
          </table:table-cell>
        </table:table-row>
        <table:table-row table:style-name="ro1">
          <table:table-cell office:value-type="string">
            <text:p>Covenants</text:p>
          </table:table-cell>
          <table:table-cell office:value-type="string">
            <text:p>Covenants by The Bible Project 3 years ago 5 minutes, 46 seconds 948,892 views</text:p>
          </table:table-cell>
          <table:table-cell office:value-type="string">
            <text:p>8ferLIsvlmI</text:p>
          </table:table-cell>
        </table:table-row>
        <table:table-row table:style-name="ro1">
          <table:table-cell office:value-type="string">
            <text:p>Day of the Lord</text:p>
          </table:table-cell>
          <table:table-cell office:value-type="string">
            <text:p>Day of the Lord by The Bible Project 1 year ago 6 minutes, 2 seconds 594,032 views</text:p>
          </table:table-cell>
          <table:table-cell office:value-type="string">
            <text:p>tEBc2gSSW04</text:p>
          </table:table-cell>
        </table:table-row>
        <table:table-row table:style-name="ro1">
          <table:table-cell office:value-type="string">
            <text:p>Design Patterns in Biblical Narrative</text:p>
          </table:table-cell>
          <table:table-cell office:value-type="string">
            <text:p>Design Patterns in Biblical Narrative by The Bible Project 9 months ago 6 minutes, 7 seconds 204,611 views</text:p>
          </table:table-cell>
          <table:table-cell office:value-type="string">
            <text:p>rkqsQpck8YU</text:p>
          </table:table-cell>
        </table:table-row>
        <table:table-row table:style-name="ro1">
          <table:table-cell office:value-type="string">
            <text:p>DVD Project</text:p>
          </table:table-cell>
          <table:table-cell office:value-type="string">
            <text:p>DVD Project by The Bible Project 6 months ago 60 seconds 32,254 views</text:p>
          </table:table-cell>
          <table:table-cell office:value-type="string">
            <text:p>3M0_gigd5Eo</text:p>
          </table:table-cell>
        </table:table-row>
        <table:table-row table:style-name="ro1">
          <table:table-cell office:value-type="string">
            <text:p>Exile</text:p>
          </table:table-cell>
          <table:table-cell office:value-type="string">
            <text:p>Exile by The Bible Project 8 months ago 5 minutes, 11 seconds 302,715 views</text:p>
          </table:table-cell>
          <table:table-cell office:value-type="string">
            <text:p>xSua9_WhQFE</text:p>
          </table:table-cell>
        </table:table-row>
        <table:table-row table:style-name="ro1">
          <table:table-cell office:value-type="string">
            <text:p>God</text:p>
          </table:table-cell>
          <table:table-cell office:value-type="string">
            <text:p>God by The Bible Project 2 months ago 8 minutes, 10 seconds 569,830 views</text:p>
          </table:table-cell>
          <table:table-cell office:value-type="string">
            <text:p>eAvYmE2YYIU</text:p>
          </table:table-cell>
        </table:table-row>
        <table:table-row table:style-name="ro1">
          <table:table-cell office:value-type="string">
            <text:p>Gospel of Luke Ch. 19-23</text:p>
          </table:table-cell>
          <table:table-cell office:value-type="string">
            <text:p>Gospel of Luke Ch. 19-23 by The Bible Project 1 year ago 4 minutes, 26 seconds 269,858 views</text:p>
          </table:table-cell>
          <table:table-cell office:value-type="string">
            <text:p>_unHmAf7INk</text:p>
          </table:table-cell>
        </table:table-row>
        <table:table-row table:style-name="ro1">
          <table:table-cell office:value-type="string">
            <text:p>Gospel of Luke Ch. 24</text:p>
          </table:table-cell>
          <table:table-cell office:value-type="string">
            <text:p>Gospel of Luke Ch. 24 by The Bible Project 1 year ago 5 minutes, 16 seconds 208,059 views</text:p>
          </table:table-cell>
          <table:table-cell office:value-type="string">
            <text:p>Vb24Lk1Oh5M</text:p>
          </table:table-cell>
        </table:table-row>
        <table:table-row table:style-name="ro1">
          <table:table-cell office:value-type="string">
            <text:p>Gospel of Luke Ch. 3-9</text:p>
          </table:table-cell>
          <table:table-cell office:value-type="string">
            <text:p>Gospel of Luke Ch. 3-9 by The Bible Project 1 year ago 5 minutes, 24 seconds 382,942 views</text:p>
          </table:table-cell>
          <table:table-cell office:value-type="string">
            <text:p>0k4GbvZUPuo</text:p>
          </table:table-cell>
        </table:table-row>
        <table:table-row table:style-name="ro1">
          <table:table-cell office:value-type="string">
            <text:p>Gospel of Luke Ch. 9-19</text:p>
          </table:table-cell>
          <table:table-cell office:value-type="string">
            <text:p>Gospel of Luke Ch. 9-19 by The Bible Project 1 year ago 4 minutes, 48 seconds 307,521 views</text:p>
          </table:table-cell>
          <table:table-cell office:value-type="string">
            <text:p>jUCCUHurV0I</text:p>
          </table:table-cell>
        </table:table-row>
        <table:table-row table:style-name="ro1">
          <table:table-cell office:value-type="string">
            <text:p>Gospel of The Kingdom</text:p>
          </table:table-cell>
          <table:table-cell office:value-type="string">
            <text:p>Gospel of The Kingdom by The Bible Project 2 years ago 5 minutes, 48 seconds 959,553 views</text:p>
          </table:table-cell>
          <table:table-cell office:value-type="string">
            <text:p>xmFPS0f-kzs</text:p>
          </table:table-cell>
        </table:table-row>
        <table:table-row table:style-name="ro1">
          <table:table-cell office:value-type="string">
            <text:p>Heaven &amp; Earth</text:p>
          </table:table-cell>
          <table:table-cell office:value-type="string">
            <text:p>Heaven &amp; Earth by The Bible Project 4 years ago 6 minutes, 43 seconds 1,301,321 views</text:p>
          </table:table-cell>
          <table:table-cell office:value-type="string">
            <text:p>Zy2AQlK6C5k</text:p>
          </table:table-cell>
        </table:table-row>
        <table:table-row table:style-name="ro1">
          <table:table-cell office:value-type="string">
            <text:p>Holiness</text:p>
          </table:table-cell>
          <table:table-cell office:value-type="string">
            <text:p>Holiness by The Bible Project 3 years ago 6 minutes, 35 seconds 1,783,863 views</text:p>
          </table:table-cell>
          <table:table-cell office:value-type="string">
            <text:p>l9vn5UvsHvM</text:p>
          </table:table-cell>
        </table:table-row>
        <table:table-row table:style-name="ro1">
          <table:table-cell office:value-type="string">
            <text:p>Holy Spirit</text:p>
          </table:table-cell>
          <table:table-cell office:value-type="string">
            <text:p>Holy Spirit by The Bible Project 1 year ago 4 minutes, 11 seconds 1,341,767 views</text:p>
          </table:table-cell>
          <table:table-cell office:value-type="string">
            <text:p>oNNZO9i1Gjc</text:p>
          </table:table-cell>
        </table:table-row>
        <table:table-row table:style-name="ro1">
          <table:table-cell office:value-type="string">
            <text:p>How to subscribe to The Bible Project</text:p>
          </table:table-cell>
          <table:table-cell office:value-type="string">
            <text:p>How to subscribe to The Bible Project by The Bible Project 4 months ago 84 seconds 39,135 views</text:p>
          </table:table-cell>
          <table:table-cell office:value-type="string">
            <text:p>jKV0aAV4DNs</text:p>
          </table:table-cell>
        </table:table-row>
        <table:table-row table:style-name="ro1">
          <table:table-cell office:value-type="string">
            <text:p>Image of God</text:p>
          </table:table-cell>
          <table:table-cell office:value-type="string">
            <text:p>Image of God by The Bible Project 2 years ago 6 minutes, 17 seconds 1,139,076 views</text:p>
          </table:table-cell>
          <table:table-cell office:value-type="string">
            <text:p>YbipxLDtY8c</text:p>
          </table:table-cell>
        </table:table-row>
        <table:table-row table:style-name="ro1">
          <table:table-cell office:value-type="string">
            <text:p>Introducing New Series - Behind The Scenes</text:p>
          </table:table-cell>
          <table:table-cell office:value-type="string">
            <text:p>Introducing New Series - Behind The Scenes by The Bible Project 1 year ago 5 minutes, 29 seconds 34,569 views</text:p>
          </table:table-cell>
          <table:table-cell office:value-type="string">
            <text:p>f9DE92JxHnE</text:p>
          </table:table-cell>
        </table:table-row>
        <table:table-row table:style-name="ro1">
          <table:table-cell office:value-type="string">
            <text:p>Justice</text:p>
          </table:table-cell>
          <table:table-cell office:value-type="string">
            <text:p>Justice by The Bible Project 1 year ago 6 minutes, 18 seconds 640,549 views</text:p>
          </table:table-cell>
          <table:table-cell office:value-type="string">
            <text:p>A14THPoc4-4</text:p>
          </table:table-cell>
        </table:table-row>
        <table:table-row table:style-name="ro1">
          <table:table-cell office:value-type="string">
            <text:p>Literary Styles in the Bible</text:p>
          </table:table-cell>
          <table:table-cell office:value-type="string">
            <text:p>Literary Styles in the Bible by The Bible Project 1 year ago 5 minutes, 28 seconds 522,948 views</text:p>
          </table:table-cell>
          <table:table-cell office:value-type="string">
            <text:p>oUXJ8Owes8E</text:p>
          </table:table-cell>
        </table:table-row>
        <table:table-row table:style-name="ro1">
          <table:table-cell office:value-type="string">
            <text:p>Messiah</text:p>
          </table:table-cell>
          <table:table-cell office:value-type="string">
            <text:p>Messiah by The Bible Project 4 years ago 5 minutes, 48 seconds 1,623,578 views</text:p>
          </table:table-cell>
          <table:table-cell office:value-type="string">
            <text:p>3dEh25pduQ8</text:p>
          </table:table-cell>
        </table:table-row>
        <table:table-row table:style-name="ro1">
          <table:table-cell office:value-type="string">
            <text:p>Metaphor in Biblical Poetry</text:p>
          </table:table-cell>
          <table:table-cell office:value-type="string">
            <text:p>Metaphor in Biblical Poetry by The Bible Project 3 months ago 5 minutes, 12 seconds 112,604 views</text:p>
          </table:table-cell>
          <table:table-cell office:value-type="string">
            <text:p>L9W5afjndtU</text:p>
          </table:table-cell>
        </table:table-row>
        <table:table-row table:style-name="ro1">
          <table:table-cell office:value-type="string">
            <text:p>New Testament Overview</text:p>
          </table:table-cell>
          <table:table-cell office:value-type="string">
            <text:p>New Testament Overview by The Bible Project 3 months ago 8 minutes, 18 seconds 205,196 views</text:p>
          </table:table-cell>
          <table:table-cell office:value-type="string">
            <text:p>Q0BrP8bqj0c</text:p>
          </table:table-cell>
        </table:table-row>
        <table:table-row table:style-name="ro1">
          <table:table-cell office:value-type="string">
            <text:p>Plot In Biblical Narrative</text:p>
          </table:table-cell>
          <table:table-cell office:value-type="string">
            <text:p>Plot In Biblical Narrative by The Bible Project 1 year ago 5 minutes, 13 seconds 375,251 views</text:p>
          </table:table-cell>
          <table:table-cell office:value-type="string">
            <text:p>dLFCE8z__hw</text:p>
          </table:table-cell>
        </table:table-row>
        <table:table-row table:style-name="ro1">
          <table:table-cell office:value-type="string">
            <text:p>Public Reading of Scripture</text:p>
          </table:table-cell>
          <table:table-cell office:value-type="string">
            <text:p>Public Reading of Scripture by The Bible Project 1 year ago 3 minutes, 30 seconds 283,447 views</text:p>
          </table:table-cell>
          <table:table-cell office:value-type="string">
            <text:p>BO1Y9XyWKTw</text:p>
          </table:table-cell>
        </table:table-row>
        <table:table-row table:style-name="ro1">
          <table:table-cell office:value-type="string">
            <text:p>Sacrifice &amp; Atonement</text:p>
          </table:table-cell>
          <table:table-cell office:value-type="string">
            <text:p>Sacrifice &amp; Atonement by The Bible Project 3 years ago 6 minutes, 51 seconds 1,048,450 views</text:p>
          </table:table-cell>
          <table:table-cell office:value-type="string">
            <text:p>G_OlRWGLdnw</text:p>
          </table:table-cell>
        </table:table-row>
        <table:table-row table:style-name="ro1">
          <table:table-cell office:value-type="string">
            <text:p>Season 5 LIVE Launch and Q&amp;R!</text:p>
          </table:table-cell>
          <table:table-cell office:value-type="string">
            <text:p>Season 5 LIVE Launch and Q&amp;R! by The Bible Project 3 months ago 1 hour, 16 minutes 35,427 views</text:p>
          </table:table-cell>
          <table:table-cell office:value-type="string">
            <text:p>vh2Xwja6M4s</text:p>
          </table:table-cell>
        </table:table-row>
        <table:table-row table:style-name="ro1">
          <table:table-cell office:value-type="string">
            <text:p>Season 5 Live Launch September 6th!</text:p>
          </table:table-cell>
          <table:table-cell office:value-type="string">
            <text:p>Season 5 Live Launch September 6th! by The Bible Project 3 months ago 36 seconds 17,815 views</text:p>
          </table:table-cell>
          <table:table-cell office:value-type="string">
            <text:p>hP_RJFaKZpg</text:p>
          </table:table-cell>
        </table:table-row>
        <table:table-row table:style-name="ro1">
          <table:table-cell office:value-type="string">
            <text:p>Season 5 Preview</text:p>
          </table:table-cell>
          <table:table-cell office:value-type="string">
            <text:p>Season 5 Preview by The Bible Project 4 months ago 6 minutes, 45 seconds 54,837 views</text:p>
          </table:table-cell>
          <table:table-cell office:value-type="string">
            <text:p>BROWj7lDbFA</text:p>
          </table:table-cell>
        </table:table-row>
        <table:table-row table:style-name="ro1">
          <table:table-cell office:value-type="string">
            <text:p>Setting in Biblical Narrative</text:p>
          </table:table-cell>
          <table:table-cell office:value-type="string">
            <text:p>Setting in Biblical Narrative by The Bible Project 10 months ago 5 minutes, 46 seconds 224,764 views</text:p>
          </table:table-cell>
          <table:table-cell office:value-type="string">
            <text:p>7FuT8WtoAK0</text:p>
          </table:table-cell>
        </table:table-row>
        <table:table-row table:style-name="ro1">
          <table:table-cell office:value-type="string">
            <text:p>Sneak Peek: The Gospel of The Kingdom</text:p>
          </table:table-cell>
          <table:table-cell office:value-type="string">
            <text:p>Sneak Peek: The Gospel of The Kingdom by The Bible Project 3 years ago 6 minutes, 16 seconds 11,106 views</text:p>
          </table:table-cell>
          <table:table-cell office:value-type="string">
            <text:p>p6fY39B25G4</text:p>
          </table:table-cell>
        </table:table-row>
        <table:table-row table:style-name="ro1">
          <table:table-cell office:value-type="string">
            <text:p>Son of Man</text:p>
          </table:table-cell>
          <table:table-cell office:value-type="string">
            <text:p>Son of Man by The Bible Project 1 week ago 5 minutes, 51 seconds 178,098 views</text:p>
          </table:table-cell>
          <table:table-cell office:value-type="string">
            <text:p>z6cWEcqxhlI</text:p>
          </table:table-cell>
        </table:table-row>
        <table:table-row table:style-name="ro1">
          <table:table-cell office:value-type="string">
            <text:p>Special Announcement</text:p>
          </table:table-cell>
          <table:table-cell office:value-type="string">
            <text:p>Special Announcement by The Bible Project 5 months ago 109 seconds 68,271 views</text:p>
          </table:table-cell>
          <table:table-cell office:value-type="string">
            <text:p>q1HkQTnlBGg</text:p>
          </table:table-cell>
        </table:table-row>
        <table:table-row table:style-name="ro1">
          <table:table-cell office:value-type="string">
            <text:p>Strange Bible Podcast Intro</text:p>
          </table:table-cell>
          <table:table-cell office:value-type="string">
            <text:p>Strange Bible Podcast Intro by The Bible Project 1 year ago 2 minutes, 43 seconds 75,226 views</text:p>
          </table:table-cell>
          <table:table-cell office:value-type="string">
            <text:p>p5yl4tGhFJg</text:p>
          </table:table-cell>
        </table:table-row>
        <table:table-row table:style-name="ro1">
          <table:table-cell office:value-type="string">
            <text:p>The Art of Biblical Poetry</text:p>
          </table:table-cell>
          <table:table-cell office:value-type="string">
            <text:p>The Art of Biblical Poetry by The Bible Project 7 months ago 5 minutes, 23 seconds 194,389 views</text:p>
          </table:table-cell>
          <table:table-cell office:value-type="string">
            <text:p>q9yp1ZXbsEg</text:p>
          </table:table-cell>
        </table:table-row>
        <table:table-row table:style-name="ro1">
          <table:table-cell office:value-type="string">
            <text:p>The Bible as Jewish Meditation Literature</text:p>
          </table:table-cell>
          <table:table-cell office:value-type="string">
            <text:p>The Bible as Jewish Meditation Literature by The Bible Project 1 year ago 4 minutes, 31 seconds 431,149 views</text:p>
          </table:table-cell>
          <table:table-cell office:value-type="string">
            <text:p>VhmlJBUIoLk</text:p>
          </table:table-cell>
        </table:table-row>
        <table:table-row table:style-name="ro1">
          <table:table-cell office:value-type="string">
            <text:p>The Bible Project Podcast: Exile Series</text:p>
          </table:table-cell>
          <table:table-cell office:value-type="string">
            <text:p>The Bible Project Podcast: Exile Series by The Bible Project 9 months ago 117 seconds 40,524 views</text:p>
          </table:table-cell>
          <table:table-cell office:value-type="string">
            <text:p>WWRtWcYF-p0</text:p>
          </table:table-cell>
        </table:table-row>
        <table:table-row table:style-name="ro1">
          <table:table-cell office:value-type="string">
            <text:p>The Birth of Jesus - Gospel of Luke Ch. 1-2</text:p>
          </table:table-cell>
          <table:table-cell office:value-type="string">
            <text:p>The Birth of Jesus - Gospel of Luke Ch. 1-2 by The Bible Project 2 years ago 5 minutes, 6 seconds 735,322 views</text:p>
          </table:table-cell>
          <table:table-cell office:value-type="string">
            <text:p>_OLezoUvOEQ</text:p>
          </table:table-cell>
        </table:table-row>
        <table:table-row table:style-name="ro1">
          <table:table-cell office:value-type="string">
            <text:p>The Book of Deuteronomy</text:p>
          </table:table-cell>
          <table:table-cell office:value-type="string">
            <text:p>The Book of Deuteronomy by The Bible Project 3 years ago 6 minutes, 47 seconds 984,300 views</text:p>
          </table:table-cell>
          <table:table-cell office:value-type="string">
            <text:p>NMhmDPWeftw</text:p>
          </table:table-cell>
        </table:table-row>
        <table:table-row table:style-name="ro1">
          <table:table-cell office:value-type="string">
            <text:p>The Book of Ecclesiastes</text:p>
          </table:table-cell>
          <table:table-cell office:value-type="string">
            <text:p>The Book of Ecclesiastes by The Bible Project 2 years ago 6 minutes, 42 seconds 1,191,281 views</text:p>
          </table:table-cell>
          <table:table-cell office:value-type="string">
            <text:p>VeUiuSK81-0</text:p>
          </table:table-cell>
        </table:table-row>
        <table:table-row table:style-name="ro1">
          <table:table-cell office:value-type="string">
            <text:p>The Book of Exodus Overview - Part 1 of 2</text:p>
          </table:table-cell>
          <table:table-cell office:value-type="string">
            <text:p>The Book of Exodus Overview - Part 1 of 2 by The Bible Project 4 years ago 5 minutes, 44 seconds 756,850 views</text:p>
          </table:table-cell>
          <table:table-cell office:value-type="string">
            <text:p>0uf-PgW7rqE</text:p>
          </table:table-cell>
        </table:table-row>
        <table:table-row table:style-name="ro1">
          <table:table-cell office:value-type="string">
            <text:p>The Book of Exodus Overview - Part 2 of 2</text:p>
          </table:table-cell>
          <table:table-cell office:value-type="string">
            <text:p>The Book of Exodus Overview - Part 2 of 2 by The Bible Project 3 years ago 5 minutes, 18 seconds 612,849 views</text:p>
          </table:table-cell>
          <table:table-cell office:value-type="string">
            <text:p>b0GhR-2kPKI</text:p>
          </table:table-cell>
        </table:table-row>
        <table:table-row table:style-name="ro1">
          <table:table-cell office:value-type="string">
            <text:p>The Book of Genesis Overview - Part 1 of 2</text:p>
          </table:table-cell>
          <table:table-cell office:value-type="string">
            <text:p>The Book of Genesis Overview - Part 1 of 2 by The Bible Project 4 years ago 6 minutes, 12 seconds 1,739,397 views</text:p>
          </table:table-cell>
          <table:table-cell office:value-type="string">
            <text:p>KOUV7mWDI34</text:p>
          </table:table-cell>
        </table:table-row>
        <table:table-row table:style-name="ro1">
          <table:table-cell office:value-type="string">
            <text:p>The Book of Genesis Overview - Part 2 of 2</text:p>
          </table:table-cell>
          <table:table-cell office:value-type="string">
            <text:p>The Book of Genesis Overview - Part 2 of 2 by The Bible Project 4 years ago 5 minutes, 7 seconds 904,221 views</text:p>
          </table:table-cell>
          <table:table-cell office:value-type="string">
            <text:p>VpbWbyx1008</text:p>
          </table:table-cell>
        </table:table-row>
        <table:table-row table:style-name="ro1">
          <table:table-cell office:value-type="string">
            <text:p>The Book of Job</text:p>
          </table:table-cell>
          <table:table-cell office:value-type="string">
            <text:p>The Book of Job by The Bible Project 2 years ago 7 minutes, 15 seconds 3,295,199 views</text:p>
          </table:table-cell>
          <table:table-cell office:value-type="string">
            <text:p>GswSg2ohqmA</text:p>
          </table:table-cell>
        </table:table-row>
        <table:table-row table:style-name="ro1">
          <table:table-cell office:value-type="string">
            <text:p>The Book of Leviticus Overview</text:p>
          </table:table-cell>
          <table:table-cell office:value-type="string">
            <text:p>The Book of Leviticus Overview by The Bible Project 3 years ago 7 minutes, 22 seconds 1,250,517 views</text:p>
          </table:table-cell>
          <table:table-cell office:value-type="string">
            <text:p>WmvyrLXoQio</text:p>
          </table:table-cell>
        </table:table-row>
        <table:table-row table:style-name="ro1">
          <table:table-cell office:value-type="string">
            <text:p>The Book of Numbers</text:p>
          </table:table-cell>
          <table:table-cell office:value-type="string">
            <text:p>The Book of Numbers by The Bible Project 3 years ago 6 minutes, 11 seconds 1,291,243 views</text:p>
          </table:table-cell>
          <table:table-cell office:value-type="string">
            <text:p>zebxH-5o-SQ</text:p>
          </table:table-cell>
        </table:table-row>
        <table:table-row table:style-name="ro1">
          <table:table-cell office:value-type="string">
            <text:p>The Book of Proverbs</text:p>
          </table:table-cell>
          <table:table-cell office:value-type="string">
            <text:p>The Book of Proverbs by The Bible Project 2 years ago 5 minutes, 31 seconds 1,371,447 views</text:p>
          </table:table-cell>
          <table:table-cell office:value-type="string">
            <text:p>Gab04dPs_uA</text:p>
          </table:table-cell>
        </table:table-row>
        <table:table-row table:style-name="ro1">
          <table:table-cell office:value-type="string">
            <text:p>The Book of Psalms</text:p>
          </table:table-cell>
          <table:table-cell office:value-type="string">
            <text:p>The Book of Psalms by The Bible Project 1 month ago 5 minutes, 30 seconds 177,540 views</text:p>
          </table:table-cell>
          <table:table-cell office:value-type="string">
            <text:p>dpny22k_7uk</text:p>
          </table:table-cell>
        </table:table-row>
        <table:table-row table:style-name="ro1">
          <table:table-cell office:value-type="string">
            <text:p>The Gospel According to Mark</text:p>
          </table:table-cell>
          <table:table-cell office:value-type="string">
            <text:p>The Gospel According to Mark by The Bible Project 3 years ago 5 minutes, 35 seconds 858,749 views</text:p>
          </table:table-cell>
          <table:table-cell office:value-type="string">
            <text:p>OVRixfameGY</text:p>
          </table:table-cell>
        </table:table-row>
        <table:table-row table:style-name="ro1">
          <table:table-cell office:value-type="string">
            <text:p>The Law</text:p>
          </table:table-cell>
          <table:table-cell office:value-type="string">
            <text:p>The Law by The Bible Project 3 years ago 6 minutes 1,035,963 views</text:p>
          </table:table-cell>
          <table:table-cell office:value-type="string">
            <text:p>3BGO9Mmd_cU</text:p>
          </table:table-cell>
        </table:table-row>
        <table:table-row table:style-name="ro1">
          <table:table-cell office:value-type="string">
            <text:p>The Story of the Bible</text:p>
          </table:table-cell>
          <table:table-cell office:value-type="string">
            <text:p>The Story of the Bible by The Bible Project 1 year ago 5 minutes, 38 seconds 908,046 views</text:p>
          </table:table-cell>
          <table:table-cell office:value-type="string">
            <text:p>7_CGP-12AE0</text:p>
          </table:table-cell>
        </table:table-row>
        <table:table-row table:style-name="ro1">
          <table:table-cell office:value-type="string">
            <text:p>The Way of the Exile</text:p>
          </table:table-cell>
          <table:table-cell office:value-type="string">
            <text:p>The Way of the Exile by The Bible Project 2 months ago 5 minutes, 20 seconds 183,773 views</text:p>
          </table:table-cell>
          <table:table-cell office:value-type="string">
            <text:p>XzWpa0gcPyo</text:p>
          </table:table-cell>
        </table:table-row>
        <table:table-row table:style-name="ro1">
          <table:table-cell office:value-type="string">
            <text:p>What is The Bible Project (2017)</text:p>
          </table:table-cell>
          <table:table-cell office:value-type="string">
            <text:p>What is The Bible Project (2017) by The Bible Project 1 year ago 105 seconds 518,775 views</text:p>
          </table:table-cell>
          <table:table-cell office:value-type="string">
            <text:p>wtuxIzTf9Ns</text:p>
          </table:table-cell>
        </table:table-row>
        <table:table-row table:style-name="ro1">
          <table:table-cell office:value-type="string">
            <text:p>What is the Bible Project?</text:p>
          </table:table-cell>
          <table:table-cell office:value-type="string">
            <text:p>What is the Bible Project? by The Bible Project 3 months ago 2 minutes, 32 seconds 100,989 views</text:p>
          </table:table-cell>
          <table:table-cell office:value-type="string">
            <text:p>vFwNZNyDu9k</text:p>
          </table:table-cell>
        </table:table-row>
        <table:table-row table:style-name="ro1">
          <table:table-cell office:value-type="string">
            <text:p>What is The Bible Project?</text:p>
          </table:table-cell>
          <table:table-cell office:value-type="string">
            <text:p>What is The Bible Project? by The Bible Project 4 years ago 3 minutes, 8 seconds 409,313 views</text:p>
          </table:table-cell>
          <table:table-cell office:value-type="string">
            <text:p>8Tbcofs6l3o</text:p>
          </table:table-cell>
        </table:table-row>
        <table:table-row table:style-name="ro1">
          <table:table-cell office:value-type="string">
            <text:p>What Is The Bible?</text:p>
          </table:table-cell>
          <table:table-cell office:value-type="string">
            <text:p>What Is The Bible? by The Bible Project 1 year ago 5 minutes, 48 seconds 1,331,025 views</text:p>
          </table:table-cell>
          <table:table-cell office:value-type="string">
            <text:p>ak06MSETeo4</text:p>
          </table:table-cell>
        </table:table-row>
        <table:table-row table:style-name="ro1">
          <table:table-cell office:value-type="string">
            <text:p>Word Study: Agape - "Love"</text:p>
          </table:table-cell>
          <table:table-cell office:value-type="string">
            <text:p>Word Study: Agape - "Love" by The Bible Project 1 year ago 4 minutes, 49 seconds 377,886 views</text:p>
          </table:table-cell>
          <table:table-cell office:value-type="string">
            <text:p>slyevQ1LW7A</text:p>
          </table:table-cell>
        </table:table-row>
        <table:table-row table:style-name="ro2">
          <table:table-cell office:value-type="string">
            <text:p>Word Study: Ahavah - "Love"</text:p>
          </table:table-cell>
          <table:table-cell office:value-type="string">
            <text:p>Word Study: Ahavah - "Love" by The Bible Project 1 year ago 4 minutes, 7 seconds 486,859 views</text:p>
          </table:table-cell>
          <table:table-cell office:value-type="string">
            <text:p>HV_LUs2lnIQ</text:p>
          </table:table-cell>
        </table:table-row>
        <table:table-row table:style-name="ro1">
          <table:table-cell office:value-type="string">
            <text:p>Word Study: Avon - "Iniquity"</text:p>
          </table:table-cell>
          <table:table-cell office:value-type="string">
            <text:p>Word Study: Avon - "Iniquity" by The Bible Project 3 months ago 5 minutes 157,242 views</text:p>
          </table:table-cell>
          <table:table-cell office:value-type="string">
            <text:p>w1zkwkI9oAw</text:p>
          </table:table-cell>
        </table:table-row>
        <table:table-row table:style-name="ro2">
          <table:table-cell office:value-type="string">
            <text:p>Word Study: Chara - "Joy"</text:p>
          </table:table-cell>
          <table:table-cell office:value-type="string">
            <text:p>Word Study: Chara - "Joy" by The Bible Project 1 year ago 4 minutes, 32 seconds 330,050 views</text:p>
          </table:table-cell>
          <table:table-cell office:value-type="string">
            <text:p>qvOhQTuD2e0</text:p>
          </table:table-cell>
        </table:table-row>
        <table:table-row table:style-name="ro2">
          <table:table-cell office:value-type="string">
            <text:p>Word Study: Khata - "Sin"</text:p>
          </table:table-cell>
          <table:table-cell office:value-type="string">
            <text:p>Word Study: Khata - "Sin" by The Bible Project 9 months ago 5 minutes, 43 seconds 534,600 views</text:p>
          </table:table-cell>
          <table:table-cell office:value-type="string">
            <text:p>aNOZ7ocLD74</text:p>
          </table:table-cell>
        </table:table-row>
        <table:table-row table:style-name="ro2">
          <table:table-cell office:value-type="string">
            <text:p>Word Study: Lev - "Heart"</text:p>
          </table:table-cell>
          <table:table-cell office:value-type="string">
            <text:p>Word Study: Lev - "Heart" by The Bible Project 1 year ago 3 minutes, 51 seconds 412,009 views</text:p>
          </table:table-cell>
          <table:table-cell office:value-type="string">
            <text:p>aS4iM6KpPYo</text:p>
          </table:table-cell>
        </table:table-row>
        <table:table-row table:style-name="ro2">
          <table:table-cell office:value-type="string">
            <text:p>Word Study: Me'od - "Strength"</text:p>
          </table:table-cell>
          <table:table-cell office:value-type="string">
            <text:p>Word Study: Me'od - "Strength" by The Bible Project 10 months ago 4 minutes, 43 seconds 268,291 views</text:p>
          </table:table-cell>
          <table:table-cell office:value-type="string">
            <text:p>9aaVy1AmFX4</text:p>
          </table:table-cell>
        </table:table-row>
        <table:table-row table:style-name="ro2">
          <table:table-cell office:value-type="string">
            <text:p>Word Study: Nephesh - "Soul"</text:p>
          </table:table-cell>
          <table:table-cell office:value-type="string">
            <text:p>Word Study: Nephesh - "Soul" by The Bible Project 1 year ago 4 minutes, 23 seconds 393,800 views</text:p>
          </table:table-cell>
          <table:table-cell office:value-type="string">
            <text:p>g_igCcWAMAM</text:p>
          </table:table-cell>
        </table:table-row>
        <table:table-row table:style-name="ro2">
          <table:table-cell office:value-type="string">
            <text:p>Word Study: Pesha - "Transgression"</text:p>
          </table:table-cell>
          <table:table-cell office:value-type="string">
            <text:p>Word Study: Pesha - "Transgression" by The Bible Project 7 months ago 5 minutes, 46 seconds 260,019 views</text:p>
          </table:table-cell>
          <table:table-cell office:value-type="string">
            <text:p>cq-r9FFN5ew</text:p>
          </table:table-cell>
        </table:table-row>
        <table:table-row table:style-name="ro1">
          <table:table-cell office:value-type="string">
            <text:p>Word Study: Shalom - "Peace"</text:p>
          </table:table-cell>
          <table:table-cell office:value-type="string">
            <text:p>Word Study: Shalom - "Peace" by The Bible Project 1 year ago 3 minutes, 49 seconds 371,152 views</text:p>
          </table:table-cell>
          <table:table-cell office:value-type="string">
            <text:p>oLYORLZOaZE</text:p>
          </table:table-cell>
        </table:table-row>
        <table:table-row table:style-name="ro2">
          <table:table-cell office:value-type="string">
            <text:p>Word Study: Shema - "Listen"</text:p>
          </table:table-cell>
          <table:table-cell office:value-type="string">
            <text:p>Word Study: Shema - "Listen" by The Bible Project 1 year ago 3 minutes, 26 seconds 712,091 views</text:p>
          </table:table-cell>
          <table:table-cell office:value-type="string">
            <text:p>6KQLOuIKaRA</text:p>
          </table:table-cell>
        </table:table-row>
        <table:table-row table:style-name="ro2">
          <table:table-cell office:value-type="string">
            <text:p>Word Study: Yakhal - "Hope"</text:p>
          </table:table-cell>
          <table:table-cell office:value-type="string">
            <text:p>Word Study: Yakhal - "Hope" by The Bible Project 1 year ago 4 minutes, 34 seconds 336,486 views</text:p>
          </table:table-cell>
          <table:table-cell office:value-type="string">
            <text:p>4WYNBjJSYvE</text:p>
          </table:table-cell>
        </table:table-row>
        <table:table-row table:style-name="ro1">
          <table:table-cell office:value-type="string">
            <text:p>Word Study: YHWH - "LORD"</text:p>
          </table:table-cell>
          <table:table-cell office:value-type="string">
            <text:p>Word Study: YHWH - "LORD" by The Bible Project 1 year ago 4 minutes 599,519 views</text:p>
          </table:table-cell>
          <table:table-cell office:value-type="string">
            <text:p>eLrGM26pmM0</text:p>
          </table:table-cell>
        </table:table-row>
        <table:table-row table:style-name="ro2">
          <table:table-cell office:value-type="string">
            <text:p>YouTube Creator Award Unboxing - 1 MILLION Sub Gold Award</text:p>
          </table:table-cell>
          <table:table-cell office:value-type="string">
            <text:p>YouTube Creator Award Unboxing - 1 MILLION Sub Gold Award by The Bible Project 1 month ago 51 seconds 56,203 views</text:p>
          </table:table-cell>
          <table:table-cell office:value-type="string">
            <text:p>wX-42UOUPPs</text:p>
          </table:table-cell>
        </table:table-row>
        <table:table-row table:style-name="ro2" table:number-rows-repeated="74">
          <table:table-cell table:number-columns-repeated="2"/>
          <table:table-cell table:style-name="Default"/>
        </table:table-row>
        <table:table-row table:style-name="ro2" table:number-rows-repeated="1048407">
          <table:table-cell table:number-columns-repeated="3"/>
        </table:table-row>
        <table:table-row table:style-name="ro2">
          <table:table-cell table:number-columns-repeated="3"/>
        </table:table-row>
      </table:table>
      <table:database-ranges>
        <table:database-range table:name="__Anonymous_Sheet_DB__1" table:target-range-address="Sheet1.A1:Sheet1.C168" table:display-filter-buttons="true">
          <table:filter>
            <table:filter-condition table:field-number="1" table:value="Read Scripture" table:operator="contains"/>
          </table:filter>
        </table:database-range>
        <table:database-range table:name="__Anonymous_Sheet_DB__2" table:target-range-address="Sheet1.A2:Sheet1.C24" table:display-filter-buttons="true"/>
        <table:database-range table:target-range-address="Sheet1.A1:Sheet1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2">01/02/2019</text:date>, <text:time>06:4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2T06:47:40.98</dc:date>
    <meta:generator>OpenOffice/4.1.3$Win32 OpenOffice.org_project/413m1$Build-9783</meta:generator>
    <meta:editing-duration>PT15M8S</meta:editing-duration>
    <meta:editing-cycles>2</meta:editing-cycles>
    <meta:document-statistic meta:table-count="1" meta:cell-count="282" meta:object-count="0"/>
  </office:meta>
</office:document-meta>
</file>